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2000003688B5A0DB888460C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1" style:family="paragraph">
      <style:text-properties style:font-name="Lato Semibold1"/>
    </style:style>
    <style:style style:name="P2" style:family="paragraph">
      <style:paragraph-properties fo:text-align="end"/>
      <style:text-properties style:font-name="Lato Semibold1" fo:font-size="28pt"/>
    </style:style>
    <style:style style:name="P3" style:family="paragraph">
      <loext:graphic-properties draw:fill-color="#ffffff"/>
    </style:style>
    <style:style style:name="T1" style:family="text">
      <style:text-properties style:font-name="Lat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1" draw:layer="layout" svg:width="25.199cm" svg:height="7.453cm" svg:x="1.4cm" svg:y="5.464cm" presentation:class="title" presentation:user-transformed="true">
          <draw:text-box>
            <text:p text:style-name="P1"><text:span text:style-name="T1">UM CONTADOR DE MOEDAS UTILIZANDO TÉCNICAS DE PROCESSAMENTO DIGITAL DE IMAGENS</text:span></text:p>
          </draw:text-box>
        </draw:frame>
        <draw:frame presentation:style-name="pr1" draw:text-style-name="P2" draw:layer="layout" svg:width="25.199cm" svg:height="3.506cm" svg:x="1.201cm" svg:y="15.373cm" presentation:class="title" presentation:user-transformed="true">
          <draw:text-box>
            <text:p text:style-name="P2"><text:span text:style-name="T1">Denis Ricardo da Silva Medeiros</text:span><text:span text:style-name="T1"><text:line-break/></text:span><text:span text:style-name="T1">Pedro Henrique de Medei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bjetivo do projeto</text:p>
              </text:list-item>
              <text:list-item>
                <text:p>Estratégia utilizada</text:p>
              </text:list-item>
              <text:list-item>
                <text:p>Result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to Semibold" fo:font-family="'Lato Semibold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style:font-name="Lato Semibold" fo:font-family="'Lato Semibold'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style:font-name="Lato Semibold" fo:font-family="'Lato Semibold'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o Semibold" fo:font-family="'Lato Semibold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auto-grow-height="false" fo:min-height="3.507cm"/>
    </style:style>
    <style:style style:name="Mpr2" style:family="presentation" style:parent-style-name="Padrão-outline1">
      <style:graphic-properties fo:min-height="12.18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color="#ffffff" style:font-name="Lato Semibold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Lato Semibold" fo:font-size="14pt" style:font-size-asian="14pt" style:font-size-complex="14pt"/>
    </style:style>
    <style:style style:name="MP8" style:family="paragraph">
      <style:paragraph-properties fo:text-align="center"/>
      <style:text-properties fo:color="#ffffff" style:font-name="Lat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Lato Semibold" fo:font-size="14pt" style:font-size-asian="14pt" style:font-size-complex="14pt"/>
    </style:style>
    <style:style style:name="MP10" style:family="paragraph">
      <style:paragraph-properties fo:text-align="end"/>
      <style:text-properties fo:color="#ffffff" style:font-name="Lat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style:font-name="Lat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31.571cm" svg:height="21.209cm" svg:x="-1.785cm" svg:y="-0.009cm">
        <draw:image xlink:href="Pictures/1000000000000512000003688B5A0DB888460C53.jp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presentation:footer/></text:p>
        </draw:text-box>
      </draw:frame>
      <draw:frame presentation:style-name="Mpr3" draw:text-style-name="MP11" draw:layer="backgroundobjects" svg:width="6.523cm" svg:height="1.448cm" svg:x="20.076cm" svg:y="19.131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4:32:40.956198307</meta:creation-date>
    <dc:date>2017-06-21T14:45:31.738513544</dc:date>
    <meta:editing-duration>PT1M9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